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5324e" officeooo:paragraph-rsid="0015324e"/>
    </style:style>
    <style:style style:name="P2" style:family="paragraph" style:parent-style-name="Preformatted_20_Text" style:list-style-name="L1">
      <style:text-properties officeooo:rsid="0015324e" officeooo:paragraph-rsid="0015324e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empresa de tecnologia Poxim Tech está</text:p>
      <text:p text:style-name="P1">desenvolvendo um robô humanoide que é capaz de</text:p>
      <text:p text:style-name="P1">se deslocar de forma totalmente autônoma e sem</text:p>
      <text:p text:style-name="P1">precisar do conhecimento prévio do ambiente físico</text:p>
      <text:p text:style-name="P1">no qual está localizado.</text:p>
      <text:p text:style-name="P1">Durante o seu deslocamento, que é feito um passo</text:p>
      <text:p text:style-name="P1">por vez, podem ser realizadas as seguintes</text:p>
      <text:p text:style-name="P1">operações, listadas em ordem de prioridade:</text:p>
      <text:p text:style-name="P1"/>
      <text:list xml:id="list7741406442234216243" text:style-name="L1">
        <text:list-item>
          <text:p text:style-name="P2">Direita (D)</text:p>
        </text:list-item>
        <text:list-item>
          <text:p text:style-name="P2">Frente (F)</text:p>
        </text:list-item>
        <text:list-item>
          <text:p text:style-name="P2">Esquerda (E)</text:p>
        </text:list-item>
        <text:list-item>
          <text:p text:style-name="P2">Trás (T)</text:p>
        </text:list-item>
        <text:list-item>
          <text:p text:style-name="P2"/>
        </text:list-item>
      </text:list>
      <text:p text:style-name="P1">A medida que vai explorando o ambiente, o robô</text:p>
      <text:p text:style-name="P1">cria uma mapa interno para as rotas exploradas</text:p>
      <text:p text:style-name="P1"/>
      <text:p text:style-name="P1">Caso uma rota não gere uma solução, outro caminho</text:p>
      <text:p text:style-name="P1">deve ser escolhido para ser explorado até que a</text:p>
      <text:p text:style-name="P1">solução seja obtida ou que não existam mais opções</text:p>
      <text:p text:style-name="P1">Para demonstrar suas habilidades exploratórias, são</text:p>
      <text:p text:style-name="P1">criados labirintos com exatamente 1 entrada e até 1</text:p>
      <text:p text:style-name="P1">saída, com tamanho máximo de 100 por 100 posições</text:p>
      <text:p text:style-name="P1">É possível que nenhuma rota seja possível para</text:p>
      <text:p text:style-name="P1">atravessar o labirinto criado, mas quando existe uma</text:p>
      <text:p text:style-name="P1">saída, é sempre um espaço livre na borda do labirinto</text:p>
      <text:p text:style-name="P1">que não é o ponto de partida</text:p>
      <text:p text:style-name="P1"/>
      <text:p text:style-name="P1"/>
      <text:p text:style-name="P1">Formato do arquivo de entrada</text:p>
      <text:p text:style-name="P1">#NL</text:p>
      <text:p text:style-name="P1">[Largura] × [Altura]</text:p>
      <text:p text:style-name="P1">M x,y = 0 → Espa ço livre</text:p>
      <text:p text:style-name="P1">M x,y = 1 → Parede</text:p>
      <text:p text:style-name="P1">M x,y = X → Ponto de partida</text:p>
      <text:p text:style-name="P1"/>
      <text:p text:style-name="P1">Exemplo:</text:p>
      <text:p text:style-name="P1"/>
      <text:p text:style-name="P1">2</text:p>
      <text:p text:style-name="P1">54</text:p>
      <text:p text:style-name="P1">11111</text:p>
      <text:p text:style-name="P1">10001</text:p>
      <text:p text:style-name="P1">10X01</text:p>
      <text:p text:style-name="P1">11011</text:p>
      <text:p text:style-name="P1">34</text:p>
      <text:p text:style-name="P1">111</text:p>
      <text:p text:style-name="P1">1X1</text:p>
      <text:p text:style-name="P1">101</text:p>
      <text:p text:style-name="P1">1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ormato do arquivo de saída</text:p>
      <text:p text:style-name="P1"/>
      <text:p text:style-name="P1">A rota é descrita pela sequência de coordenadas</text:p>
      <text:p text:style-name="P1">visitadas e operações realizadas</text:p>
      <text:p text:style-name="P1"/>
      <text:p text:style-name="P1">Saída do labirinto → Espaço livre na extremidade</text:p>
      <text:p text:style-name="P1">Sem saída → Trajeto termina no ponto de partida</text:p>
      <text:p text:style-name="P1"/>
      <text:p text:style-name="P1">exemplo:</text:p>
      <text:p text:style-name="P1">L0:</text:p>
      <text:p text:style-name="P1">INICIO [2,2]</text:p>
      <text:p text:style-name="P1">D [2,2]-&gt;[2,3]</text:p>
      <text:p text:style-name="P1">F [2,3]-&gt;[1,3]</text:p>
      <text:p text:style-name="P1">E [1,3]-&gt;[1,2]</text:p>
      <text:p text:style-name="P1">E [1,2]-&gt;[1,1]</text:p>
      <text:p text:style-name="P1">T [1,1]-&gt;[2,1]</text:p>
      <text:p text:style-name="P1">BT [1,1]&lt;-[2,1]</text:p>
      <text:p text:style-name="P1">BT [1,2]&lt;-[1,1]</text:p>
      <text:p text:style-name="P1">BT [1,3]&lt;-[1,2]</text:p>
      <text:p text:style-name="P1">BT [2,3]&lt;-[1,3]</text:p>
      <text:p text:style-name="P1">BT [2,2]&lt;-[2,3]</text:p>
      <text:p text:style-name="P1">T [2,2]-&gt;[3,2]</text:p>
      <text:p text:style-name="P1">SAIDA [3,2]</text:p>
      <text:p text:style-name="P1">L1:</text:p>
      <text:p text:style-name="P1">INICIO [1,1]</text:p>
      <text:p text:style-name="P1">T [1,1]-&gt;[2,1]</text:p>
      <text:p text:style-name="P1">BT [1,1]&lt;-[2,1]</text:p>
      <text:p text:style-name="P1">SEM SAI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12:48:57.014625128</dc:date>
    <meta:editing-duration>PT1M24S</meta:editing-duration>
    <meta:editing-cycles>1</meta:editing-cycles>
    <meta:document-statistic meta:table-count="0" meta:image-count="0" meta:object-count="0" meta:page-count="2" meta:paragraph-count="68" meta:word-count="284" meta:character-count="1567" meta:non-whitespace-character-count="1355"/>
    <meta:generator>LibreOffice/5.1.0.3$Linux_X86_64 LibreOffice_project/10m0$Build-3</meta:generator>
  </office:meta>
</office:document-meta>
</file>